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FreeSpace.setPartition( String part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FreeSpace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sFreeSpace.setNeeded( String nee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FreeSpace.getPart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FreeSpace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sFreeSpace.getN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